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264399003DE205059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2cm" svg:height="15.749cm" svg:x="4.483cm" svg:y="0cm">
          <draw:image xlink:href="Pictures/10000000000002E700000264399003DE20505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3:48:48.571557685</meta:creation-date>
    <dc:date>2022-01-12T16:48:31.667359832</dc:date>
    <meta:editing-duration>PT2H49M43S</meta:editing-duration>
    <meta:editing-cycles>1</meta:editing-cycles>
    <meta:document-statistic meta:object-count="24"/>
    <meta:generator>LibreOffice/6.4.7.2$Linux_X86_64 LibreOffice_project/40$Build-2</meta:generator>
  </office:meta>
</office:document-meta>
</file>